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 style:data-style-name="N108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8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Medidas</text:p>
          </table:table-cell>
          <table:table-cell/>
          <table:table-cell table:style-name="Default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.1556267738342" calcext:value-type="float">
            <text:p>25,15562677383420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.0813114643097" calcext:value-type="float">
            <text:p>25,08131146430970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.0105138421059" calcext:value-type="float">
            <text:p>25,01051384210590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.1352099776268" calcext:value-type="float">
            <text:p>25,13520997762680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.0213438272476" calcext:value-type="float">
            <text:p>25,021343827247600</text:p>
          </table:table-cell>
        </table:table-row>
        <table:table-row table:style-name="ro1">
          <table:table-cell table:number-columns-repeated="5"/>
          <table:table-cell office:value-type="float" office:value="25.0057336688042" calcext:value-type="float">
            <text:p>25,005733668804200</text:p>
          </table:table-cell>
        </table:table-row>
        <table:table-row table:style-name="ro1">
          <table:table-cell office:value-type="string" calcext:value-type="string">
            <text:p>Média Simulador</text:p>
          </table:table-cell>
          <table:table-cell office:value-type="float" office:value="26.28" calcext:value-type="float">
            <text:p>26,28</text:p>
          </table:table-cell>
          <table:table-cell table:number-columns-repeated="3"/>
          <table:table-cell office:value-type="float" office:value="25.025677382946" calcext:value-type="float">
            <text:p>25,025677382946000</text:p>
          </table:table-cell>
        </table:table-row>
        <table:table-row table:style-name="ro1">
          <table:table-cell office:value-type="string" calcext:value-type="string">
            <text:p>Média GCE</text:p>
          </table:table-cell>
          <table:table-cell office:value-type="float" office:value="25.07" calcext:value-type="float">
            <text:p>25,07</text:p>
          </table:table-cell>
          <table:table-cell table:number-columns-repeated="3"/>
          <table:table-cell office:value-type="float" office:value="25.045697927475" calcext:value-type="float">
            <text:p>25,045697927475000</text:p>
          </table:table-cell>
        </table:table-row>
        <table:table-row table:style-name="ro1">
          <table:table-cell table:number-columns-repeated="5"/>
          <table:table-cell office:value-type="float" office:value="25.079017162323" calcext:value-type="float">
            <text:p>25,079017162323000</text:p>
          </table:table-cell>
        </table:table-row>
        <table:table-row table:style-name="ro1">
          <table:table-cell office:value-type="string" calcext:value-type="string">
            <text:p>Erro Relativo (%)</text:p>
          </table:table-cell>
          <table:table-cell table:formula="of:=(ABS([.B9]-[.B8])/[.B9])*100" office:value-type="float" office:value="4.82648583964899" calcext:value-type="float">
            <text:p>4,8264858396</text:p>
          </table:table-cell>
          <table:table-cell table:number-columns-repeated="3"/>
          <table:table-cell office:value-type="float" office:value="25.1779617667198" calcext:value-type="float">
            <text:p>25,177961766719800</text:p>
          </table:table-cell>
        </table:table-row>
        <table:table-row table:style-name="ro1">
          <table:table-cell table:number-columns-repeated="5"/>
          <table:table-cell office:value-type="float" office:value="25.1325942277908" calcext:value-type="float">
            <text:p>25,132594227790800</text:p>
          </table:table-cell>
        </table:table-row>
        <table:table-row table:style-name="ro1">
          <table:table-cell table:number-columns-repeated="5"/>
          <table:table-cell office:value-type="float" office:value="25.1205339431763" calcext:value-type="float">
            <text:p>25,120533943176300</text:p>
          </table:table-cell>
        </table:table-row>
        <table:table-row table:style-name="ro1">
          <table:table-cell table:number-columns-repeated="5"/>
          <table:table-cell office:value-type="float" office:value="24.969727396965" calcext:value-type="float">
            <text:p>24,969727396965000</text:p>
          </table:table-cell>
        </table:table-row>
        <table:table-row table:style-name="ro1">
          <table:table-cell table:number-columns-repeated="5"/>
          <table:table-cell office:value-type="float" office:value="24.999607861042" calcext:value-type="float">
            <text:p>24,999607861042000</text:p>
          </table:table-cell>
        </table:table-row>
        <table:table-row table:style-name="ro1">
          <table:table-cell table:number-columns-repeated="5"/>
          <table:table-cell office:value-type="float" office:value="24.9766182899475" calcext:value-type="float">
            <text:p>24,976618289947500</text:p>
          </table:table-cell>
        </table:table-row>
        <table:table-row table:style-name="ro1">
          <table:table-cell table:number-columns-repeated="5"/>
          <table:table-cell office:value-type="float" office:value="25.1151207685471" calcext:value-type="float">
            <text:p>25,115120768547100</text:p>
          </table:table-cell>
        </table:table-row>
        <table:table-row table:style-name="ro1">
          <table:table-cell table:number-columns-repeated="5"/>
          <table:table-cell office:value-type="float" office:value="24.9734056591988" calcext:value-type="float">
            <text:p>24,973405659198800</text:p>
          </table:table-cell>
        </table:table-row>
        <table:table-row table:style-name="ro1">
          <table:table-cell table:number-columns-repeated="5"/>
          <table:table-cell office:value-type="float" office:value="25.0577331185341" calcext:value-type="float">
            <text:p>25,057733118534100</text:p>
          </table:table-cell>
        </table:table-row>
        <table:table-row table:style-name="ro1">
          <table:table-cell table:number-columns-repeated="5"/>
          <table:table-cell office:value-type="float" office:value="25.1838407516479" calcext:value-type="float">
            <text:p>25,183840751647900</text:p>
          </table:table-cell>
        </table:table-row>
        <table:table-row table:style-name="ro1">
          <table:table-cell table:number-columns-repeated="5"/>
          <table:table-cell office:value-type="float" office:value="25.2258003950119" calcext:value-type="float">
            <text:p>25,225800395011900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 table:formula="of:=AVERAGE([.F2:.F21])" office:value-type="float" office:value="25.0746538102627" calcext:value-type="float">
            <text:p>25,0746538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5" loext:min-decimal-places="1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6:58:59.950066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6:34:03.813232457</meta:creation-date>
    <dc:date>2016-10-14T17:00:20.176880927</dc:date>
    <meta:editing-duration>PT5H17M32S</meta:editing-duration>
    <meta:editing-cycles>7</meta:editing-cycles>
    <meta:generator>LibreOffice/5.1.5.2$Linux_X86_64 LibreOffice_project/10m0$Build-2</meta:generator>
    <meta:document-statistic meta:table-count="1" meta:cell-count="40" meta:object-count="0"/>
  </office:meta>
</office:document-meta>
</file>